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e0a" officeooo:paragraph-rsid="00157e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year akash pa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8:15:34.561408108</meta:creation-date>
    <dc:date>2023-01-31T18:16:05.898688601</dc:date>
    <meta:editing-duration>PT34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6.4.7.2$Linux_X86_64 LibreOffice_project/40$Build-2</meta:generator>
  </office:meta>
</office:document-meta>
</file>